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200000012A6625AF22742EF5A.png" manifest:media-type="image/png"/>
  <manifest:file-entry manifest:full-path="Pictures/100002010000001200000012E966A387623F9D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0347c3"/>
    </style:style>
    <style:style style:name="P5" style:family="paragraph" style:parent-style-name="Text_20_body" style:list-style-name="L3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officeooo:paragraph-rsid="000347c3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rsid="00015ed3" officeooo:paragraph-rsid="00015ed3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00347c3" officeooo:paragraph-rsid="000347c3"/>
    </style:style>
    <style:style style:name="P9" style:family="paragraph" style:parent-style-name="Text_20_body">
      <style:paragraph-properties fo:margin-top="0in" fo:margin-bottom="0.0972in" loext:contextual-spacing="false"/>
    </style:style>
    <style:style style:name="P10" style:family="paragraph" style:parent-style-name="Text_20_body" style:list-style-name="L2">
      <style:paragraph-properties fo:margin-top="0in" fo:margin-bottom="0.0972in" loext:contextual-spacing="false"/>
    </style:style>
    <style:style style:name="P11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12" style:family="paragraph" style:parent-style-name="Text_20_body" style:list-style-name="L2">
      <style:paragraph-properties fo:margin-top="0in" fo:margin-bottom="0.0972in" loext:contextual-spacing="false"/>
      <style:text-properties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officeooo:rsid="00015ed3"/>
    </style:style>
    <style:style style:name="T3" style:family="text">
      <style:text-properties officeooo:rsid="000347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stall Chrome on Windows</text:h>
      <text:list xml:id="list2846943426" text:style-name="L1">
        <text:list-item>
          <text:p text:style-name="P3"><text:span text:style-name="T2">Use your internet browser to navigate to </text:span><text:a xlink:type="simple" xlink:href="https://www.google.com/chrome/" text:style-name="Internet_20_link" text:visited-style-name="Visited_20_Internet_20_Link">https://www.google.com/chrome/</text:a></text:p>
        </text:list-item>
        <text:list-item>
          <text:p text:style-name="P7">Click on the blue “Download Chrome” button.</text:p>
        </text:list-item>
        <text:list-item>
          <text:p text:style-name="P7">A new window will pop up. On this new window, you will see a check box with the following text next to it “Help make Google Chrome better by automatically sending usage statistics and crash reports to Google. Learn more”</text:p>
        </text:list-item>
        <text:list-item>
          <text:p text:style-name="P7">It is suggested that you un-check that check box.</text:p>
        </text:list-item>
        <text:list-item>
          <text:p text:style-name="P7">Click the blue “Accept and Install” button.</text:p>
        </text:list-item>
        <text:list-item>
          <text:p text:style-name="P3">If prompted, click “<text:span text:style-name="Strong_20_Emphasis">Save”</text:span>. </text:p>
        </text:list-item>
        <text:list-item>
          <text:p text:style-name="P4">If you chose “<text:span text:style-name="Strong_20_Emphasis">Save”</text:span>, <text:span text:style-name="T2">navigate to the downloaded file, which can normally be found in your “Downloads” folder on your computer.</text:span></text:p>
        </text:list-item>
        <text:list-item>
          <text:p text:style-name="P4"><text:span text:style-name="T3">The file’s name is “ChromeSetup”. D</text:span>ouble-click <text:span text:style-name="T2">on it</text:span> to start installing.</text:p>
        </text:list-item>
        <text:list-item>
          <text:p text:style-name="P8">A window may pop up asking if you want to allow Google Chrome to make changes to your PC. To continue, click the “Yes” button.</text:p>
        </text:list-item>
        <text:list-item>
          <text:p text:style-name="P8"><text:s/>Google Chrome will proceed to download and install itself.</text:p>
        </text:list-item>
        <text:list-item>
          <text:p text:style-name="P3"><text:span text:style-name="T3">Congratulations. Chrome should have successfully been installed on your computer</text:span>:</text:p>
          <text:list>
            <text:list-item>
              <text:p text:style-name="P3"><text:span text:style-name="Strong_20_Emphasis">Windows 7:</text:span> A Chrome window opens once everything is done.</text:p>
            </text:list-item>
            <text:list-item>
              <text:p text:style-name="P3"><text:span text:style-name="Strong_20_Emphasis">Windows 8 &amp; 8.1:</text:span> A welcome dialog appears. Click <text:span text:style-name="Strong_20_Emphasis">Next</text:span> to select your default browser.</text:p>
            </text:list-item>
            <text:list-item>
              <text:p text:style-name="P1"><text:span text:style-name="Strong_20_Emphasis">Windows 10:</text:span> A Chrome window opens after everything is done. You can <text:span text:style-name="T3">make Chrome your default browser</text:span>.</text:p>
            </text:list-item>
          </text:list>
        </text:list-item>
      </text:list>
      <text:h text:style-name="Heading_20_2" text:outline-level="2"><text:bookmark text:name="install_mac"/>Install Chrome on Mac</text:h>
      <text:list xml:id="list3537048780" text:style-name="L3">
        <text:list-item>
          <text:p text:style-name="P6"><text:a xlink:type="simple" xlink:href="https://www.google.com/chrome/browser/desktop/index.html" office:target-frame-name="_blank" xlink:show="new" text:style-name="Internet_20_link" text:visited-style-name="Visited_20_Internet_20_Link">Download the installation file</text:a> <text:span text:style-name="T3">from </text:span><text:a xlink:type="simple" xlink:href="https://www.google.com/chrome/" text:style-name="Internet_20_link" text:visited-style-name="Visited_20_Internet_20_Link"><text:span text:style-name="T3">https://www.google.com/chrome/</text:span></text:a>.</text:p>
        </text:list-item>
        <text:list-item>
          <text:p text:style-name="P5">Open the file called "googlechrome.dmg." </text:p>
        </text:list-item>
        <text:list-item>
          <text:p text:style-name="P5">In the window that opens, find Chrome <draw:frame draw:style-name="fr1" draw:name="Image1" text:anchor-type="as-char" svg:width="0.1874in" svg:height="0.1874in" draw:z-index="0"><draw:image xlink:href="Pictures/100002010000001200000012A6625AF22742EF5A.png" xlink:type="simple" xlink:show="embed" xlink:actuate="onLoad" loext:mime-type="image/png"/><svg:title>Chrome</svg:title></draw:frame>. </text:p>
        </text:list-item>
        <text:list-item>
          <text:p text:style-name="P5">Drag Chrome to the Applications folder. </text:p>
          <text:list>
            <text:list-item>
              <text:p text:style-name="P5">You might be asked to enter the admin password. </text:p>
            </text:list-item>
            <text:list-item>
              <text:p text:style-name="P5">If you don't know the admin password, drag Chrome to a place on your computer where you can make edits, like your desktop. </text:p>
            </text:list-item>
          </text:list>
        </text:list-item>
        <text:list-item>
          <text:p text:style-name="P5">Open Chrome. </text:p>
        </text:list-item>
        <text:list-item>
          <text:p text:style-name="P5">Open Finder. </text:p>
        </text:list-item>
        <text:list-item>
          <text:p text:style-name="P2">In the sidebar, to the right of Google Chrome, click Eject <draw:frame draw:style-name="fr1" draw:name="Image2" text:anchor-type="as-char" svg:width="0.1874in" svg:height="0.1874in" draw:z-index="1"><draw:image xlink:href="Pictures/100002010000001200000012E966A387623F9D42.png" xlink:type="simple" xlink:show="embed" xlink:actuate="onLoad" loext:mime-type="image/png"/><svg:title>Eject</svg:title></draw:frame>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29T22:52:02.226000000</dc:date>
    <meta:editing-duration>PT7M</meta:editing-duration>
    <meta:editing-cycles>1</meta:editing-cycles>
    <meta:document-statistic meta:table-count="0" meta:image-count="2" meta:object-count="0" meta:page-count="1" meta:paragraph-count="25" meta:word-count="297" meta:character-count="1696" meta:non-whitespace-character-count="1437"/>
  </office:meta>
</office:document-meta>
</file>